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dfc2" officeooo:paragraph-rsid="001bdfc2"/>
    </style:style>
    <style:style style:name="P2" style:family="paragraph" style:parent-style-name="Standard">
      <style:paragraph-properties fo:text-align="center" style:justify-single-word="false"/>
      <style:text-properties officeooo:rsid="001bdfc2" officeooo:paragraph-rsid="001bdfc2"/>
    </style:style>
    <style:style style:name="P3" style:family="paragraph" style:parent-style-name="Standard">
      <style:text-properties officeooo:rsid="001bdfc2" officeooo:paragraph-rsid="001c74de"/>
    </style:style>
    <style:style style:name="P4" style:family="paragraph" style:parent-style-name="Standard">
      <style:text-properties officeooo:rsid="001c74de" officeooo:paragraph-rsid="001c74de"/>
    </style:style>
    <style:style style:name="P5" style:family="paragraph" style:parent-style-name="Standard">
      <style:text-properties officeooo:rsid="001dfed1" officeooo:paragraph-rsid="001dfed1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1c74de"/>
    </style:style>
    <style:style style:name="T3" style:family="text">
      <style:text-properties officeooo:rsid="001dfed1"/>
    </style:style>
    <style:style style:name="T4" style:family="text">
      <style:text-properties officeooo:rsid="001e8641"/>
    </style:style>
    <style:style style:name="T5" style:family="text">
      <style:text-properties officeooo:rsid="001f6543"/>
    </style:style>
    <style:style style:name="T6" style:family="text">
      <style:text-properties officeooo:rsid="002053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awozdanie</text:p>
      <text:p text:style-name="P1"/>
      <text:p text:style-name="P1">Tematem projektu był flight recorder simulator. Celem projektu było stworzenie aplikacji, która zachowywała by się jak sprzęt (instrument) sczytujący parametry lotu samolotu. Miała ona działać przez cały okres lotu I zbierać dane w razie inspekcji.</text:p>
      <text:p text:style-name="P1"/>
      <text:p text:style-name="P3">Z uwagi na to, iż w programie miał być pewnien przepływ danych między instrumentem, a urządzeniem zbierającym dane oraz chciałem, aby moja aplikacja była bardziej '<text:span text:style-name="T1">fancy' - </text:span>wykorzystałem socket'y. Aplikacja działa w trybie klient – serwer, gdzie serwer to jakieś główne urządzenie zbierające dane z innych instrumentów – klient. Klient jest jeden, ale udaje wiele urządzeń. Istnieje możliwość podłączenia wielu klientów do serwera, ale trzeba wtedy wykorzystywać mechanizm wielowątkowości co znacznie komplikuje problem. </text:p>
      <text:p text:style-name="P1">Dane lotu zostały pobrane ze strony <text:a xlink:type="simple" xlink:href="http://www.flightaware.com/">www.flightaware.com</text:a> I <text:s/>są to realne dane rejestrowane w trakcie lotu. Do testów programu używałem parametrów z lotu z Hamburga do Stambułu.</text:p>
      <text:p text:style-name="P1"/>
      <text:p text:style-name="P1">Aby korzystać z programu należy najpierw <text:span text:style-name="T3">zaopatrzyć się w Python 3.4.3,</text:span> uruchomić server <text:span text:style-name="T3">(python3.4 server.py)</text:span>, a następnie klienta<text:span text:style-name="T3">(python 3.4 client.py)</text:span>, który połączy się z serwerem. Klient wysyła komunikat, że połączenie zostało ustanowione. <text:span text:style-name="T5">Jeżeli podczas uruchamiania serwera otrzymamy błąd należy zmienić numer portu zarówno w serwerze jak I kliencie.</text:span></text:p>
      <text:p text:style-name="P1"/>
      <text:p text:style-name="P1">Klient sczytuje dane z pliku .csv, a następnie wysyła dane takie jak wysokość, prędkość w kilometrach na godzine oraz prędkość w węzłach, <text:span text:style-name="T5">czas itp</text:span>. </text:p>
      <text:p text:style-name="P4">Ogolnie przepływ danych to pobieranie danych z pliku .cvs przez klienta, wysyłanie danych do serwera, odbiór danych <text:span text:style-name="T5">przez serwer</text:span> I zapis ich do pliku, który posłuży do stworzenia wykresów <text:span text:style-name="T4">za pomocą gnuplota</text:span>.</text:p>
      <text:p text:style-name="P1"/>
      <text:p text:style-name="P1">Po wysłaniu wszystkich <text:span text:style-name="T2">danych klient wysyła informacje, że bezpiecznie wylądował I się rozłącza.</text:span></text:p>
      <text:p text:style-name="P4">Serwer potwierdza otrzymanie informacji I generuje wykresy, a następnie się rozłącza.</text:p>
      <text:p text:style-name="P4"/>
      <text:p text:style-name="P5">Dane są przesyłane bez opóźnień, ale można wstrzyknąć pewną funkcję <text:span text:style-name="T6">(39 linia kodu w client.py) </text:span>opóźniającą co powoduje ,że możemy oglądać przepływ danych jako bardziej realny.</text:p>
      <text:p text:style-name="P5"/>
      <text:p text:style-name="P5"/>
      <text:p text:style-name="P5"/>
      <text:p text:style-name="P5"/>
      <text:p text:style-name="P5"/>
      <text:p text:style-name="P5">Piotr Ponichtera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22:03:21.532183156</meta:creation-date>
    <dc:date>2016-04-07T14:42:44.218272310</dc:date>
    <meta:editing-duration>PT43M33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290" meta:character-count="2041" meta:non-whitespace-character-count="1757"/>
  </office:meta>
</office:document-meta>
</file>